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0F118A5F4991175978F.jpg" manifest:media-type="image/jpeg"/>
  <manifest:file-entry manifest:full-path="Pictures/10000000000002EE000001FC1873AED979DC9191.jpg" manifest:media-type="image/jpeg"/>
  <manifest:file-entry manifest:full-path="Pictures/100000000000030D000002CFC48B773D7763BFF5.jpg" manifest:media-type="image/jpeg"/>
  <manifest:file-entry manifest:full-path="Pictures/1000000000000245000001A0EC1CE47544B02C1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52af" officeooo:paragraph-rsid="000d52af"/>
    </style:style>
    <style:style style:name="P2" style:family="paragraph" style:parent-style-name="Standard">
      <style:text-properties officeooo:rsid="0012c70c" officeooo:paragraph-rsid="0012c7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安装redis数据库</text:p>
      <text:p text:style-name="P1"><draw:frame draw:style-name="fr1" draw:name="图像1" text:anchor-type="paragraph" svg:width="17cm" svg:height="11.515cm" draw:z-index="0"><draw:image xlink:href="Pictures/10000000000002EE000001FC1873AED979DC9191.jpg" xlink:type="simple" xlink:show="embed" xlink:actuate="onLoad" loext:mime-type="image/jpeg"/></draw:frame></text:p>
      <text:p text:style-name="P1">2.删除多数据源的xml</text:p>
      <text:p text:style-name="P1"><draw:frame draw:style-name="fr2" draw:name="图像2" text:anchor-type="paragraph" svg:width="15.372cm" svg:height="11.007cm" draw:z-index="1"><draw:image xlink:href="Pictures/1000000000000245000001A0EC1CE47544B02C1D.jpg" xlink:type="simple" xlink:show="embed" xlink:actuate="onLoad" loext:mime-type="image/jpeg"/></draw:frame></text:p>
      <text:p text:style-name="P1">3.删除ylm多数据源配置</text:p>
      <text:p text:style-name="P2"><draw:frame draw:style-name="fr3" draw:name="图像3" text:anchor-type="paragraph" svg:width="17cm" svg:height="15.649cm" draw:z-index="2"><draw:image xlink:href="Pictures/100000000000030D000002CFC48B773D7763BFF5.jpg" xlink:type="simple" xlink:show="embed" xlink:actuate="onLoad" loext:mime-type="image/jpeg"/></draw:frame><text:soft-page-break/>4.（ylm中）修改成单数据源</text:p>
      <text:p text:style-name="P2"><draw:frame draw:style-name="fr1" draw:name="图像4" text:anchor-type="paragraph" svg:width="17cm" svg:height="3.143cm" draw:z-index="3"><draw:image xlink:href="Pictures/1000000000000517000000F118A5F4991175978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05:48.125288369</meta:creation-date>
    <dc:date>2020-04-16T16:40:59.751012460</dc:date>
    <meta:editing-duration>PT4M41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4" meta:word-count="38" meta:character-count="52" meta:non-whitespace-character-count="52"/>
  </office:meta>
</office:document-meta>
</file>